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svg:stroke-width="0.102cm" svg:stroke-color="#333333" draw:marker-start-width="0.352cm" draw:marker-end-width="0.352cm" draw:fill="solid" draw:fill-color="#ffffcc" draw:textarea-horizontal-align="justify" draw:textarea-vertical-align="middle" draw:auto-grow-height="false" fo:padding-top="0.175cm" fo:padding-bottom="0.175cm" fo:padding-left="0.3cm" fo:padding-right="0.3cm"/>
    </style:style>
    <style:style style:name="gr2" style:family="graphic" style:parent-style-name="standard">
      <style:graphic-properties svg:stroke-width="0.102cm" svg:stroke-color="#333333" draw:marker-start-width="0.352cm" draw:marker-end-width="0.352cm" draw:fill="solid" draw:fill-color="#ffffcc" draw:textarea-horizontal-align="justify" draw:textarea-vertical-align="middle" draw:auto-grow-height="false" fo:min-height="0cm" fo:min-width="0cm" fo:padding-top="0.175cm" fo:padding-bottom="0.175cm" fo:padding-left="0.3cm" fo:padding-right="0.3cm" fo:wrap-option="no-wrap"/>
    </style:style>
    <style:style style:name="gr3" style:family="graphic" style:parent-style-name="objectwithoutfill">
      <style:graphic-properties svg:stroke-width="0.076cm" svg:stroke-color="#333333" draw:marker-start="Arrowheads_20_2" draw:marker-start-width="0.414cm" draw:marker-end="Arrowheads_20_2" draw:marker-end-width="0.414cm" draw:fill="solid" draw:fill-color="#ffffcc" draw:textarea-vertical-align="middle" fo:padding-top="0.163cm" fo:padding-bottom="0.163cm" fo:padding-left="0.288cm" fo:padding-right="0.288cm"/>
    </style:style>
    <style:style style:name="gr4" style:family="graphic" style:parent-style-name="objectwithoutfill">
      <style:graphic-properties svg:stroke-width="0.076cm" svg:stroke-color="#333333" draw:marker-start="Arrowheads_20_2" draw:marker-start-width="0.414cm" draw:marker-end="Arrowheads_20_2" draw:marker-end-width="0.414cm" draw:fill="solid" draw:fill-color="#ffffcc" draw:textarea-vertical-align="middle" fo:padding-top="0.163cm" fo:padding-bottom="0.163cm" fo:padding-left="0.288cm" fo:padding-right="0.288cm"/>
    </style:style>
    <style:style style:name="P1" style:family="paragraph">
      <style:paragraph-properties fo:text-align="center"/>
    </style:style>
    <style:style style:name="P2" style:family="paragraph">
      <style:paragraph-properties fo:text-align="center"/>
      <style:text-properties fo:font-size="26pt" fo:font-weight="bold" style:font-size-asian="26pt" style:font-weight-asian="bold" style:font-size-complex="26pt" style:font-weight-complex="bold"/>
    </style:style>
    <style:style style:name="P3" style:family="paragraph">
      <style:paragraph-properties fo:text-align="center"/>
      <style:text-properties fo:font-size="24pt" fo:font-weight="normal" style:font-size-asian="24pt" style:font-weight-asian="normal" style:font-size-complex="24pt" style:font-weight-complex="normal"/>
    </style:style>
    <style:style style:name="T1" style:family="text">
      <style:text-properties fo:font-size="26pt" fo:font-weight="bold" style:font-size-asian="26pt" style:font-weight-asian="bold" style:font-size-complex="26pt" style:font-weight-complex="bold"/>
    </style:style>
    <style:style style:name="T2" style:family="text">
      <style:text-properties fo:font-size="24pt" fo:font-weight="normal" style:font-size-asian="24pt" style:font-weight-asian="normal" style:font-size-complex="24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 draw:id="id1" draw:layer="layout" svg:width="6.012cm" svg:height="6.077cm" svg:x="12.641cm" svg:y="1.135cm">
          <text:p text:style-name="P1"><text:span text:style-name="T1">Business</text:span></text:p>
          <text:p text:style-name="P1"><text:span text:style-name="T1">Logic</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 draw:text-style-name="P2" xml:id="id6" draw:id="id6" draw:layer="layout" svg:width="5.471cm" svg:height="1.27cm" svg:x="2.748cm" svg:y="17.618cm">
          <text:p text:style-name="P1"><text:span text:style-name="T1">Page Object</text:span></text:p>
          <draw:enhanced-geometry svg:viewBox="0 0 21600 21600" draw:mirror-horizontal="false" draw:mirror-vertical="false" draw:type="rectangle" draw:enhanced-path="M 0 0 L 21600 0 21600 21600 0 21600 0 0 Z N"/>
        </draw:custom-shape>
        <draw:custom-shape draw:style-name="gr1" draw:text-style-name="P3" xml:id="id2" draw:id="id2" draw:layer="layout" svg:width="2.015cm" svg:height="5.08cm" svg:x="4.517cm" svg:y="1.643cm">
          <text:p text:style-name="P1"><text:span text:style-name="T2">Web</text:span></text:p>
          <text:p text:style-name="P1"><text:span text:style-name="T2">API</text:span></text:p>
          <draw:enhanced-geometry svg:viewBox="0 0 21600 21600" draw:mirror-horizontal="false" draw:mirror-vertical="false" draw:type="rectangle" draw:enhanced-path="M 0 0 L 21600 0 21600 21600 0 21600 0 0 Z N"/>
        </draw:custom-shape>
        <draw:custom-shape draw:style-name="gr1" draw:text-style-name="P3" xml:id="id3" draw:id="id3" draw:layer="layout" svg:width="2.016cm" svg:height="4.953cm" svg:x="24.312cm" svg:y="1.77cm">
          <text:p text:style-name="P1"><text:span text:style-name="T2">DAO</text:span></text:p>
          <draw:enhanced-geometry svg:viewBox="0 0 21600 21600" draw:mirror-horizontal="false" draw:mirror-vertical="false" draw:type="rectangle" draw:enhanced-path="M 0 0 L 21600 0 21600 21600 0 21600 0 0 Z N"/>
        </draw:custom-shape>
        <draw:custom-shape draw:style-name="gr2" draw:text-style-name="P1" xml:id="id4" draw:id="id4" draw:layer="layout" svg:width="5.198cm" svg:height="2.403cm" svg:x="2.913cm" svg:y="8.703cm">
          <text:p text:style-name="P1">HTTP(S)</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xml:id="id7" draw:id="id7" draw:layer="layout" svg:width="5.508cm" svg:height="2.757cm" svg:x="22.571cm" svg:y="8.276cm">
          <text:p text:style-name="P1">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 draw:text-style-name="P2" xml:id="id8" draw:id="id8" draw:layer="layout" svg:width="2.566cm" svg:height="2.292cm" svg:x="24.034cm" svg:y="12.967cm">
          <text:p text:style-name="P1"><text:span text:style-name="T1">DB</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3" draw:text-style-name="P1" draw:layer="layout" draw:type="curve" svg:x1="12.641cm" svg:y1="4.173cm" svg:x2="6.532cm" svg:y2="4.183cm" draw:start-shape="id1" draw:end-shape="id2" draw:end-glue-point="1" svg:d="m12641 4173c-4582 0-1528 10-6109 10">
          <text:p/>
        </draw:connector>
        <draw:connector draw:style-name="gr3" draw:text-style-name="P1" draw:layer="layout" draw:type="curve" svg:x1="18.653cm" svg:y1="4.174cm" svg:x2="24.312cm" svg:y2="4.246cm" draw:start-shape="id1" draw:start-glue-point="10" draw:end-shape="id3" draw:end-glue-point="3" svg:d="m18653 4174c4245 0 1416 72 5659 72">
          <text:p/>
        </draw:connector>
        <draw:connector draw:style-name="gr3" draw:text-style-name="P1" draw:layer="layout" draw:type="curve" svg:x1="5.524cm" svg:y1="6.723cm" svg:x2="5.512cm" svg:y2="8.703cm" draw:start-shape="id2" draw:start-glue-point="2" draw:end-shape="id4" draw:end-glue-point="0" svg:d="m5524 6723c0 1485-12 495-12 1980">
          <text:p/>
        </draw:connector>
        <draw:connector draw:style-name="gr3" draw:text-style-name="P1" draw:layer="layout" draw:type="curve" svg:x1="5.486cm" svg:y1="14.697cm" svg:x2="5.483cm" svg:y2="17.618cm" draw:start-shape="id5" draw:start-glue-point="2" draw:end-shape="id6" svg:d="m5486 14697c0 2191-3 731-3 2921">
          <text:p/>
        </draw:connector>
        <draw:connector draw:style-name="gr3" draw:text-style-name="P1" draw:layer="layout" draw:type="curve" svg:x1="25.32cm" svg:y1="6.723cm" svg:x2="25.325cm" svg:y2="8.276cm" draw:start-shape="id3" draw:start-glue-point="2" draw:end-shape="id7" draw:end-glue-point="0" svg:d="m25320 6723c0 1164 5 388 5 1553">
          <text:p/>
        </draw:connector>
        <draw:connector draw:style-name="gr3" draw:text-style-name="P1" draw:layer="layout" draw:type="curve" svg:x1="25.325cm" svg:y1="11.033cm" svg:x2="25.317cm" svg:y2="12.967cm" draw:start-shape="id7" draw:start-glue-point="2" draw:end-shape="id8" draw:end-glue-point="5" svg:d="m25325 11033c0 1450-8 484-8 1934">
          <text:p/>
        </draw:connector>
        <draw:custom-shape draw:style-name="gr1" draw:text-style-name="P3" xml:id="id9" draw:id="id9" draw:layer="layout" svg:width="5.969cm" svg:height="3.168cm" svg:x="12.557cm" svg:y="16.621cm">
          <text:p text:style-name="P3"><text:span text:style-name="T2">Functional</text:span></text:p>
          <text:p text:style-name="P3"><text:span text:style-name="T2">Test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onnector draw:style-name="gr4" draw:text-style-name="P2" draw:layer="layout" draw:type="curve" svg:x1="18.526cm" svg:y1="18.205cm" svg:x2="22.553cm" svg:y2="18.253cm" draw:start-shape="id9" draw:end-shape="id10" draw:end-glue-point="3" svg:d="m18526 18205c3019 0 1006 48 4027 48">
          <text:p text:style-name="P1"><text:span text:style-name="T1">Set up</text:span></text:p>
          <text:p text:style-name="P1"><text:span text:style-name="T1"/></text:p>
        </draw:connector>
        <draw:connector draw:style-name="gr4" draw:text-style-name="P2" draw:layer="layout" draw:type="curve" svg:x1="8.219cm" svg:y1="18.253cm" svg:x2="12.557cm" svg:y2="18.205cm" draw:start-shape="id6" draw:end-shape="id9" draw:end-glue-point="5" svg:d="m8219 18253c3252 0 1083-48 4338-48">
          <text:p text:style-name="P1"><text:span text:style-name="T1">Action</text:span></text:p>
          <text:p text:style-name="P1"><text:span text:style-name="T1"/></text:p>
        </draw:connector>
        <draw:custom-shape draw:style-name="gr1" draw:text-style-name="P2" xml:id="id5" draw:id="id5" draw:layer="layout" svg:width="5.471cm" svg:height="1.27cm" svg:x="2.751cm" svg:y="13.427cm">
          <text:p text:style-name="P1"><text:span text:style-name="T1">Web Client</text:span></text:p>
          <draw:enhanced-geometry svg:viewBox="0 0 21600 21600" draw:mirror-horizontal="false" draw:mirror-vertical="false" draw:type="rectangle" draw:enhanced-path="M 0 0 L 21600 0 21600 21600 0 21600 0 0 Z N"/>
        </draw:custom-shape>
        <draw:connector draw:style-name="gr3" draw:text-style-name="P1" draw:layer="layout" draw:type="curve" svg:x1="5.512cm" svg:y1="11.106cm" svg:x2="5.486cm" svg:y2="13.427cm" draw:start-shape="id4" draw:start-glue-point="2" draw:end-shape="id5" draw:end-glue-point="0" svg:d="m5512 11106c0 1741-26 581-26 2321">
          <text:p/>
        </draw:connector>
        <draw:custom-shape draw:style-name="gr1" draw:text-style-name="P3" xml:id="id10" draw:id="id10" draw:layer="layout" svg:width="5.471cm" svg:height="1.978cm" svg:x="22.553cm" svg:y="17.264cm">
          <text:p text:style-name="P3"><text:span text:style-name="T2">Test Data</text:span></text:p>
          <text:p text:style-name="P3"><text:span text:style-name="T2">Factory</text:span></text:p>
          <draw:enhanced-geometry svg:viewBox="0 0 21600 21600" draw:mirror-horizontal="false" draw:mirror-vertical="false" draw:type="rectangle" draw:enhanced-path="M 0 0 L 21600 0 21600 21600 0 21600 0 0 Z N"/>
        </draw:custom-shape>
        <draw:connector draw:style-name="gr3" draw:text-style-name="P1" draw:layer="layout" draw:type="curve" svg:x1="25.317cm" svg:y1="15.259cm" svg:x2="25.288cm" svg:y2="17.264cm" draw:start-shape="id8" draw:end-shape="id10" draw:end-glue-point="0" svg:d="m25317 15259c0 1504-29 502-29 2005">
          <text:p/>
        </draw:connector>
        <draw:custom-shape draw:style-name="gr1" draw:text-style-name="P2" xml:id="id12" draw:id="id12" draw:layer="layout" svg:width="9.652cm" svg:height="1.27cm" svg:x="10.752cm" svg:y="13.446cm">
          <text:p text:style-name="P1"><text:span text:style-name="T1">Mocha/CucumberJS</text:span></text:p>
          <draw:enhanced-geometry svg:viewBox="0 0 21600 21600" draw:mirror-horizontal="false" draw:mirror-vertical="false" draw:type="rectangle" draw:enhanced-path="M 0 0 L 21600 0 21600 21600 0 21600 0 0 Z N"/>
        </draw:custom-shape>
        <draw:custom-shape draw:style-name="gr1" draw:text-style-name="P2" xml:id="id11" draw:id="id11" draw:layer="layout" svg:width="11.319cm" svg:height="1.27cm" svg:x="9.901cm" svg:y="10.271cm">
          <text:p text:style-name="P1"><text:span text:style-name="T1">Karma/Zombie/Node</text:span></text:p>
          <draw:enhanced-geometry svg:viewBox="0 0 21600 21600" draw:mirror-horizontal="false" draw:mirror-vertical="false" draw:type="rectangle" draw:enhanced-path="M 0 0 L 21600 0 21600 21600 0 21600 0 0 Z N"/>
        </draw:custom-shape>
        <draw:connector draw:style-name="gr3" draw:text-style-name="P1" draw:layer="layout" draw:type="curve" svg:x1="15.56cm" svg:y1="11.541cm" svg:x2="15.578cm" svg:y2="13.446cm" draw:start-shape="id11" draw:start-glue-point="2" draw:end-shape="id12" svg:d="m15560 11541c0 1429 18 477 18 1905">
          <text:p/>
        </draw:connector>
        <draw:connector draw:style-name="gr3" draw:text-style-name="P1" draw:layer="layout" draw:type="curve" svg:x1="15.578cm" svg:y1="14.716cm" svg:x2="15.542cm" svg:y2="16.621cm" draw:start-shape="id12" draw:start-glue-point="2" draw:end-shape="id9" draw:end-glue-point="4" svg:d="m15578 14716c0 1429-36 477-36 1905">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marker draw:name="Arrowheads_20_2" draw:display-name="Arrowheads 2" svg:viewBox="0 0 1131 1580" svg:d="m1013 1491 118 89-567-1580-564 1580 114-85 136-68 148-46 161-17 161 13 153 46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none"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5-03T11:02:48</meta:creation-date>
    <dc:date>2013-05-07T15:57:30</dc:date>
    <meta:editing-duration>PT15M19S</meta:editing-duration>
    <meta:editing-cycles>5</meta:editing-cycles>
    <meta:generator>LibreOffice/3.5$MacOSX_x86 LibreOffice_project/165a79a-7059095-e13bb37-fef39a4-9503d18</meta:generator>
    <meta:document-statistic meta:object-count="24"/>
  </office:meta>
</office:document-meta>
</file>